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3.45cm" fo:min-width="4.9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1.65cm" fo:min-width="5.7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2.95cm" fo:min-width="5.7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2.25cm" fo:min-width="6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.85cm" fo:min-width="5.2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75cm" fo:min-width="5.3cm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1.45cm" fo:min-width="5.7cm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.174cm" fo:min-width="0.138cm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0.174cm" fo:min-width="0.14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2.05cm" fo:min-width="5.3cm"/>
    </style:style>
    <style:style style:name="gr11" style:family="graphic" style:parent-style-name="objectwithoutfill">
      <style:graphic-properties draw:marker-end="Arrow" draw:marker-end-width="0.3cm" draw:fill="none" draw:fill-color="#ffff00" draw:textarea-vertical-align="middle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1.75cm" fo:min-width="7.1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textarea-vertical-align="middl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fill-color="#ffff00" draw:textarea-horizontal-align="justify" draw:textarea-vertical-align="middle" draw:auto-grow-height="false" fo:min-height="1.15cm" fo:min-width="2.5cm"/>
    </style:style>
    <style:style style:name="gr17" style:family="graphic" style:parent-style-name="standard">
      <style:graphic-properties draw:fill-color="#ffff00" draw:textarea-horizontal-align="justify" draw:textarea-vertical-align="middle" draw:auto-grow-height="false" fo:min-height="1.05cm" fo:min-width="2.5cm"/>
    </style:style>
    <style:style style:name="gr18" style:family="graphic" style:parent-style-name="standard">
      <style:graphic-properties draw:fill-color="#ffff00" draw:textarea-horizontal-align="justify" draw:textarea-vertical-align="middle" draw:auto-grow-height="false" fo:min-height="0.85cm" fo:min-width="2.7cm"/>
    </style:style>
    <style:style style:name="gr19" style:family="graphic" style:parent-style-name="standard">
      <style:graphic-properties draw:fill-color="#ffff00" draw:textarea-horizontal-align="justify" draw:textarea-vertical-align="middle" draw:auto-grow-height="false" fo:min-height="4.95cm" fo:min-width="5.3cm"/>
    </style:style>
    <style:style style:name="gr20" style:family="graphic" style:parent-style-name="standard">
      <style:graphic-properties draw:fill-color="#ffff00" draw:textarea-horizontal-align="justify" draw:textarea-vertical-align="middle" draw:auto-grow-height="false" fo:min-height="0.174cm" fo:min-width="3.672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="none" draw:fill-color="#ffff00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4cm" svg:height="3.7cm" svg:x="1.7cm" svg:y="7.9cm">
          <text:p text:style-name="P1">Node MCU</text:p>
          <text:p text:style-name="P1">(Client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" draw:id="id6" draw:layer="layout" svg:width="6.2cm" svg:height="1.9cm" svg:x="22.301cm" svg:y="1.4cm">
          <text:p text:style-name="P1">Accelerometer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6.2cm" svg:height="3.2cm" svg:x="22.3cm" svg:y="5.4cm">
          <text:p text:style-name="P1">ATmega32A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6.5cm" svg:height="2.5cm" svg:x="22cm" svg:y="13.8cm">
          <text:p text:style-name="P1">Android </text:p>
          <text:p text:style-name="P1">Application</text:p>
          <text:p text:style-name="P1">(Client)</text:p>
          <draw:enhanced-geometry svg:viewBox="0 0 21600 21600" draw:type="rectangle" draw:enhanced-path="M 0 0 L 21600 0 21600 21600 0 21600 0 0 Z N"/>
        </draw:custom-shape>
        <draw:custom-shape draw:style-name="gr5" draw:text-style-name="P2" xml:id="id15" draw:id="id15" draw:layer="layout" svg:width="5.7cm" svg:height="2.1cm" svg:x="12.6cm" svg:y="1.1cm">
          <text:p text:style-name="P1">Browser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5.8cm" svg:height="1cm" svg:x="1.5cm" svg:y="5.7cm">
          <text:p text:style-name="P1">Motor Driver</text:p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6.2cm" svg:height="1.7cm" svg:x="22.3cm" svg:y="9.6cm">
          <text:p text:style-name="P1">ESP8266</text:p>
          <text:p text:style-name="P1">(Client)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" draw:text-style-name="P2" draw:layer="layout" svg:width="0.902cm" svg:height="0.6cm" svg:x="1.758cm" svg:y="1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904cm" svg:height="0.6cm" svg:x="1.628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xml:id="id5" draw:id="id5" draw:layer="layout" svg:width="5.8cm" svg:height="2.3cm" svg:x="1.5cm" svg:y="2.2cm">
            <text:p text:style-name="P1">Robot</text:p>
            <text:p text:style-name="P1">(Cart)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902cm" svg:height="0.6cm" svg:x="6.14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904cm" svg:height="0.6cm" svg:x="6.268cm" svg:y="1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1" draw:text-style-name="P3" draw:layer="layout" svg:x1="19.9cm" svg:y1="18.4cm" svg:x2="25.25cm" svg:y2="16.3cm" draw:start-shape="id1" draw:start-glue-point="1" draw:end-shape="id2" draw:end-glue-point="2" svg:d="M19900 18400h5350v-2100" svg:viewBox="0 0 5351 2101">
          <text:p/>
        </draw:connector>
        <draw:custom-shape draw:style-name="gr12" draw:text-style-name="P2" xml:id="id1" draw:id="id1" draw:layer="layout" svg:width="7.6cm" svg:height="2cm" svg:x="12.3cm" svg:y="17.4cm">
          <text:p text:style-name="P1">Firebase Cloud</text:p>
          <text:p text:style-name="P1">Messaging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svg:x1="4.4cm" svg:y1="7.9cm" svg:x2="4.4cm" svg:y2="6.7cm" draw:start-shape="id3" draw:start-glue-point="0" draw:end-shape="id4" draw:end-glue-point="2" svg:d="M4400 7900v-1200" svg:viewBox="0 0 1 1201">
          <text:p/>
        </draw:connector>
        <draw:connector draw:style-name="gr13" draw:text-style-name="P4" draw:layer="layout" svg:x1="4.4cm" svg:y1="5.7cm" svg:x2="4.4cm" svg:y2="4.5cm" draw:start-shape="id4" draw:start-glue-point="0" draw:end-shape="id5" draw:end-glue-point="2" svg:d="M4400 5700v-1200" svg:viewBox="0 0 1 1201">
          <text:p/>
        </draw:connector>
        <draw:connector draw:style-name="gr13" draw:text-style-name="P4" draw:layer="layout" draw:line-skew="-0.05cm" svg:x1="25.401cm" svg:y1="3.3cm" svg:x2="25.4cm" svg:y2="5.4cm" draw:start-shape="id6" draw:start-glue-point="2" draw:end-shape="id7" draw:end-glue-point="0" svg:d="M25401 3300v1000h-1v1100" svg:viewBox="0 0 2 2101">
          <text:p/>
        </draw:connector>
        <draw:connector draw:style-name="gr13" draw:text-style-name="P4" draw:layer="layout" svg:x1="25.4cm" svg:y1="8.6cm" svg:x2="25.4cm" svg:y2="9.6cm" draw:start-shape="id7" draw:start-glue-point="2" draw:end-shape="id8" draw:end-glue-point="0" svg:d="M25400 8600v1000" svg:viewBox="0 0 1 1001">
          <text:p/>
        </draw:connector>
        <draw:connector draw:style-name="gr14" draw:text-style-name="P1" draw:layer="layout" svg:x1="25.4cm" svg:y1="11.3cm" svg:x2="20.2cm" svg:y2="12.05cm" draw:start-shape="id8" draw:start-glue-point="2" draw:end-shape="id9" draw:end-glue-point="1" svg:d="M25400 11300v750h-5200" svg:viewBox="0 0 5201 751">
          <text:p/>
        </draw:connector>
        <draw:connector draw:style-name="gr13" draw:text-style-name="P4" draw:layer="layout" draw:type="line" svg:x1="17.2cm" svg:y1="12.05cm" svg:x2="13.8cm" svg:y2="13.6cm" draw:start-shape="id9" draw:start-glue-point="3" draw:end-shape="id10" svg:d="M17200 12050l-3400 1550" svg:viewBox="0 0 3401 1551">
          <text:p/>
        </draw:connector>
        <draw:connector draw:style-name="gr15" draw:text-style-name="P4" draw:layer="layout" draw:type="line" svg:x1="22cm" svg:y1="15.05cm" svg:x2="20.3cm" svg:y2="15.1cm" draw:start-shape="id2" draw:start-glue-point="3" draw:end-shape="id11" draw:end-glue-point="1" svg:d="M22000 15050l-1700 50" svg:viewBox="0 0 1701 51">
          <text:p/>
        </draw:connector>
        <draw:connector draw:style-name="gr13" draw:text-style-name="P4" draw:layer="layout" draw:type="line" svg:x1="17.3cm" svg:y1="15.1cm" svg:x2="13.8cm" svg:y2="13.6cm" draw:start-shape="id11" draw:start-glue-point="3" draw:end-shape="id10" svg:d="M17300 15100l-3500-1500" svg:viewBox="0 0 3501 1501">
          <text:p/>
        </draw:connector>
        <draw:connector draw:style-name="gr13" draw:text-style-name="P4" draw:layer="layout" svg:x1="10.9cm" svg:y1="16.2cm" svg:x2="12.3cm" svg:y2="18.4cm" draw:start-shape="id10" draw:start-glue-point="2" draw:end-shape="id1" draw:end-glue-point="3" svg:d="M10900 16200v2200h1400" svg:viewBox="0 0 1401 2201">
          <text:p/>
        </draw:connector>
        <draw:custom-shape draw:style-name="gr16" draw:text-style-name="P2" xml:id="id11" draw:id="id11" draw:layer="layout" svg:width="3cm" svg:height="1.4cm" svg:x="17.3cm" svg:y="14.4cm">
          <text:p text:style-name="P1">Express</text:p>
          <draw:enhanced-geometry svg:viewBox="0 0 21600 21600" draw:type="rectangle" draw:enhanced-path="M 0 0 L 21600 0 21600 21600 0 21600 0 0 Z N"/>
        </draw:custom-shape>
        <draw:custom-shape draw:style-name="gr17" draw:text-style-name="P2" xml:id="id9" draw:id="id9" draw:layer="layout" svg:width="3cm" svg:height="1.3cm" svg:x="17.2cm" svg:y="11.4cm">
          <text:p text:style-name="P1">Express</text:p>
          <draw:enhanced-geometry svg:viewBox="0 0 21600 21600" draw:type="rectangle" draw:enhanced-path="M 0 0 L 21600 0 21600 21600 0 21600 0 0 Z N"/>
        </draw:custom-shape>
        <draw:custom-shape draw:style-name="gr18" draw:text-style-name="P2" xml:id="id12" draw:id="id12" draw:layer="layout" svg:width="3.2cm" svg:height="1.1cm" svg:x="2.8cm" svg:y="13cm">
          <text:p text:style-name="P1">Express</text:p>
          <draw:enhanced-geometry svg:viewBox="0 0 21600 21600" draw:type="rectangle" draw:enhanced-path="M 0 0 L 21600 0 21600 21600 0 21600 0 0 Z N"/>
        </draw:custom-shape>
        <draw:g xml:id="id13" draw:id="id13">
          <draw:custom-shape draw:style-name="gr19" draw:text-style-name="P2" xml:id="id10" draw:id="id10" draw:layer="layout" svg:width="5.8cm" svg:height="5.2cm" svg:x="8cm" svg:y="11cm">
            <text:p text:style-name="P1">Database</text:p>
            <text:p text:style-name="P1">(Server)</text:p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5.9cm" svg:height="0.6cm" svg:x="7.9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" draw:layer="layout" svg:width="5.9cm" svg:height="0.6cm" svg:x="8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1" draw:text-style-name="P4" draw:layer="layout" svg:x1="4.4cm" svg:y1="11.6cm" svg:x2="4.4cm" svg:y2="13cm" draw:start-shape="id3" draw:start-glue-point="2" draw:end-shape="id12" svg:d="M4400 11600v1400" svg:viewBox="0 0 1 1401">
          <text:p/>
        </draw:connector>
        <draw:connector draw:style-name="gr21" draw:text-style-name="P4" draw:layer="layout" svg:x1="6cm" svg:y1="13.55cm" svg:x2="7.9cm" svg:y2="13.55cm" draw:start-shape="id12" draw:start-glue-point="1" draw:end-shape="id13" svg:d="M6000 13550h1900" svg:viewBox="0 0 1901 1">
          <text:p/>
        </draw:connector>
        <draw:custom-shape draw:style-name="gr17" draw:text-style-name="P2" xml:id="id14" draw:id="id14" draw:layer="layout" svg:width="3cm" svg:height="1.3cm" svg:x="9.4cm" svg:y="7.4cm">
          <text:p text:style-name="P1">Express</text:p>
          <draw:enhanced-geometry svg:viewBox="0 0 21600 21600" draw:type="rectangle" draw:enhanced-path="M 0 0 L 21600 0 21600 21600 0 21600 0 0 Z N"/>
        </draw:custom-shape>
        <draw:connector draw:style-name="gr21" draw:text-style-name="P4" draw:layer="layout" svg:x1="10.9cm" svg:y1="8.7cm" svg:x2="10.9cm" svg:y2="10.7cm" draw:start-shape="id14" draw:start-glue-point="2" draw:end-shape="id13" draw:end-glue-point="0" svg:d="M10900 8700v2000" svg:viewBox="0 0 1 2001">
          <text:p/>
        </draw:connector>
        <draw:connector draw:style-name="gr21" draw:text-style-name="P4" draw:layer="layout" svg:x1="15.45cm" svg:y1="3.2cm" svg:x2="10.9cm" svg:y2="7.4cm" draw:start-shape="id15" draw:start-glue-point="2" draw:end-shape="id14" draw:end-glue-point="0" svg:d="M15450 3200v2100h-4550v2100" svg:viewBox="0 0 4551 4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4T11:05:32.372059821</meta:creation-date>
    <dc:date>2019-01-26T01:16:19.298050770</dc:date>
    <meta:editing-duration>PT19H32M20S</meta:editing-duration>
    <meta:editing-cycles>24</meta:editing-cycles>
    <meta:generator>LibreOffice/5.3.6.1$Linux_X86_64 LibreOffice_project/30$Build-1</meta:generator>
    <meta:document-statistic meta:object-count="36"/>
  </office:meta>
</office:document-meta>
</file>